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7.001cm"/>
    </style:style>
    <style:style style:name="Tableau1.B" style:family="table-column">
      <style:table-column-properties style:column-width="2.097cm"/>
    </style:style>
    <style:style style:name="Tableau1.C" style:family="table-column">
      <style:table-column-properties style:column-width="7.89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3" style:family="table-cell" style:data-style-name="N10108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language="en" fo:country="GB" style:text-underline-style="solid" style:text-underline-width="auto" style:text-underline-color="font-color" officeooo:rsid="00071522" officeooo:paragraph-rsid="00071522"/>
    </style:style>
    <style:style style:name="P2" style:family="paragraph" style:parent-style-name="Standard">
      <style:paragraph-properties fo:text-align="center" style:justify-single-word="false" fo:break-before="page"/>
      <style:text-properties fo:color="#c9211e" loext:opacity="100%" style:font-name="Arial" fo:language="en" fo:country="GB" style:text-underline-style="solid" style:text-underline-width="auto" style:text-underline-color="font-color" officeooo:rsid="00071522" officeooo:paragraph-rsid="0012d54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fo:language="en" fo:country="GB" style:text-underline-style="solid" style:text-underline-width="auto" style:text-underline-color="font-color" officeooo:rsid="00071522" officeooo:paragraph-rsid="0012d54d"/>
    </style:style>
    <style:style style:name="P4" style:family="paragraph" style:parent-style-name="Standard">
      <style:paragraph-properties fo:text-align="center" style:justify-single-word="false"/>
      <style:text-properties style:font-name="Arial" fo:language="en" fo:country="GB" officeooo:rsid="00071522" officeooo:paragraph-rsid="00071522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GB" officeooo:rsid="00071522" officeooo:paragraph-rsid="00071522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GB" style:text-underline-style="solid" style:text-underline-width="auto" style:text-underline-color="font-color" officeooo:rsid="00071522" officeooo:paragraph-rsid="00071522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language="en" fo:country="GB" style:text-underline-style="solid" style:text-underline-width="auto" style:text-underline-color="font-color" officeooo:rsid="000ce484" officeooo:paragraph-rsid="000ce484"/>
    </style:style>
    <style:style style:name="P8" style:family="paragraph" style:parent-style-name="Standard">
      <style:paragraph-properties fo:text-align="start" style:justify-single-word="false"/>
      <style:text-properties style:font-name="Arial" fo:language="en" fo:country="GB" style:text-underline-style="solid" style:text-underline-width="auto" style:text-underline-color="font-color" officeooo:rsid="000ce484" officeooo:paragraph-rsid="000ce484"/>
    </style:style>
    <style:style style:name="P9" style:family="paragraph" style:parent-style-name="Standard">
      <style:text-properties style:font-name="Arial" fo:language="en" fo:country="GB" style:text-underline-style="solid" style:text-underline-width="auto" style:text-und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Arial" fo:language="en" fo:country="GB" officeooo:rsid="000c1aaa" officeooo:paragraph-rsid="000c1aaa"/>
    </style:style>
    <style:style style:name="P11" style:family="paragraph" style:parent-style-name="Standard">
      <style:text-properties style:font-name="Arial" fo:language="en" fo:country="GB"/>
    </style:style>
    <style:style style:name="P12" style:family="paragraph" style:parent-style-name="Standard">
      <style:text-properties style:font-name="Arial" fo:language="en" fo:country="GB" officeooo:paragraph-rsid="000ce484"/>
    </style:style>
    <style:style style:name="P13" style:family="paragraph" style:parent-style-name="Standard">
      <style:text-properties style:font-name="Arial" fo:language="en" fo:country="GB" officeooo:rsid="0011b351" officeooo:paragraph-rsid="0011b351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fo:language="en" fo:country="GB" style:text-underline-style="solid" style:text-underline-width="auto" style:text-underline-color="font-color" officeooo:rsid="00071522" officeooo:paragraph-rsid="0012d54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fo:language="en" fo:country="GB" style:text-underline-style="solid" style:text-underline-width="auto" style:text-underline-color="font-color" officeooo:rsid="0012d54d" officeooo:paragraph-rsid="0012d54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fo:language="en" fo:country="GB" style:text-underline-style="none" officeooo:rsid="0012d54d" officeooo:paragraph-rsid="0012d54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Arial" fo:language="en" fo:country="GB" style:text-underline-style="none" officeooo:rsid="0012d54d" officeooo:paragraph-rsid="00206760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weight="bold" officeooo:rsid="00071522" officeooo:paragraph-rsid="00071522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071522" officeooo:paragraph-rsid="00071522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08c933" officeooo:paragraph-rsid="0008c933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093f86" officeooo:paragraph-rsid="00093f86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0a3bd1" officeooo:paragraph-rsid="000a3bd1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0c1aaa" officeooo:paragraph-rsid="000c1aaa"/>
    </style:style>
    <style:style style:name="P25" style:family="paragraph" style:parent-style-name="Table_20_Contents">
      <style:paragraph-properties fo:text-align="start" style:justify-single-word="false"/>
      <style:text-properties fo:color="#c9211e" loext:opacity="100%" style:font-name="Arial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style:font-name="Arial" officeooo:rsid="0008c933" officeooo:paragraph-rsid="0008c933"/>
    </style:style>
    <style:style style:name="P27" style:family="paragraph" style:parent-style-name="Table_20_Contents">
      <style:paragraph-properties fo:text-align="start" style:justify-single-word="false"/>
      <style:text-properties fo:color="#c9211e" loext:opacity="100%" style:font-name="Arial" officeooo:rsid="00093f86" officeooo:paragraph-rsid="00093f86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style:font-name="Arial" officeooo:rsid="000a3bd1" officeooo:paragraph-rsid="000a3bd1"/>
    </style:style>
    <style:style style:name="T1" style:family="text">
      <style:text-properties fo:color="#c9211e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officeooo:rsid="000ce484"/>
    </style:style>
    <style:style style:name="T4" style:family="text">
      <style:text-properties officeooo:rsid="000f1bb7"/>
    </style:style>
    <style:style style:name="T5" style:family="text">
      <style:text-properties officeooo:rsid="000ff7a8"/>
    </style:style>
    <style:style style:name="T6" style:family="text">
      <style:text-properties officeooo:rsid="00116d12"/>
    </style:style>
    <style:style style:name="T7" style:family="text">
      <style:text-properties officeooo:rsid="00116f1f"/>
    </style:style>
    <style:style style:name="T8" style:family="text">
      <style:text-properties officeooo:rsid="0012d54d"/>
    </style:style>
    <style:style style:name="T9" style:family="text">
      <style:text-properties officeooo:rsid="001346a4"/>
    </style:style>
    <style:style style:name="T10" style:family="text">
      <style:text-properties officeooo:rsid="0013d96b"/>
    </style:style>
    <style:style style:name="T11" style:family="text">
      <style:text-properties officeooo:rsid="0016fc65"/>
    </style:style>
    <style:style style:name="T12" style:family="text">
      <style:text-properties officeooo:rsid="0017b235"/>
    </style:style>
    <style:style style:name="T13" style:family="text">
      <style:text-properties officeooo:rsid="00190cf3"/>
    </style:style>
    <style:style style:name="T14" style:family="text">
      <style:text-properties officeooo:rsid="001a858d"/>
    </style:style>
    <style:style style:name="T15" style:family="text">
      <style:text-properties officeooo:rsid="001c8099"/>
    </style:style>
    <style:style style:name="T16" style:family="text">
      <style:text-properties officeooo:rsid="001dc562"/>
    </style:style>
    <style:style style:name="T17" style:family="text">
      <style:text-properties officeooo:rsid="001f36fe"/>
    </style:style>
    <style:style style:name="T18" style:family="text">
      <style:text-properties officeooo:rsid="002067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d speech<text:span text:style-name="T8">(I)</text:span></text:p>
      <text:p text:style-name="P4"/>
      <text:p text:style-name="P5"/>
      <text:p text:style-name="P6">Introductory Verbs :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Direct Speech</text:p>
          </table:table-cell>
          <table:table-cell table:style-name="Tableau1.A1" office:value-type="string">
            <text:p text:style-name="P19"/>
          </table:table-cell>
          <table:table-cell table:style-name="Tableau1.C1" office:value-type="string">
            <text:p text:style-name="P18">Indirect Speech</text:p>
          </table:table-cell>
        </table:table-row>
        <table:table-row>
          <table:table-cell table:style-name="Tableau1.A2" office:value-type="string">
            <text:p text:style-name="P25">Present Simple</text:p>
            <text:p text:style-name="P19">“I <text:span text:style-name="T1">go to</text:span> the cinema on Fridays”</text:p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1">He <text:span text:style-name="T1">went</text:span> to the cinema to the cinema on Friday</text:p>
            <text:p text:style-name="P26">Past simple</text:p>
          </table:table-cell>
        </table:table-row>
        <table:table-row>
          <table:table-cell table:style-name="Tableau1.A2" office:value-type="string">
            <text:p text:style-name="P25">Present Continuous</text:p>
            <text:p text:style-name="P19">“I <text:span text:style-name="T1">am listening</text:span> to a true crime podcast”</text:p>
          </table:table-cell>
          <table:table-cell table:style-name="Tableau1.A2" office:value-type="string">
            <text:p text:style-name="P20">He</text:p>
          </table:table-cell>
          <table:table-cell table:style-name="Tableau1.C2" office:value-type="string">
            <text:p text:style-name="P21">He <text:span text:style-name="T1">was listening</text:span> to a true crime podcast</text:p>
            <text:p text:style-name="P21"><text:span text:style-name="T1">Past continuous</text:span> </text:p>
          </table:table-cell>
        </table:table-row>
        <table:table-row>
          <table:table-cell table:style-name="Tableau1.A2" office:value-type="string">
            <text:p text:style-name="P25">Present Perfect Simple</text:p>
            <text:p text:style-name="P19">“I <text:span text:style-name="T1">have washed</text:span> the car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1">He <text:span text:style-name="T1">had washed</text:span> the car</text:p>
            <text:p text:style-name="P27">Past perfect simple</text:p>
          </table:table-cell>
        </table:table-row>
        <table:table-row>
          <table:table-cell table:style-name="Tableau1.A2" office:value-type="string">
            <text:p text:style-name="P25">Present Perfect Continuous</text:p>
            <text:p text:style-name="P19">“I <text:span text:style-name="T1">have been playing</text:span> tennis for years”</text:p>
          </table:table-cell>
          <table:table-cell table:style-name="Tableau1.A2" office:value-type="string">
            <text:p text:style-name="P20">Said</text:p>
          </table:table-cell>
          <table:table-cell table:style-name="Tableau1.C2" office:value-type="string">
            <text:p text:style-name="P21">He had been playing tennis for years</text:p>
            <text:p text:style-name="P27">Past perfect continuous</text:p>
          </table:table-cell>
        </table:table-row>
        <table:table-row>
          <table:table-cell table:style-name="Tableau1.A2" office:value-type="string">
            <text:p text:style-name="P25">Past Simple</text:p>
            <text:p text:style-name="P19">“I <text:span text:style-name="T1">saw</text:span> her yesterday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2">He <text:span text:style-name="T1">had seen</text:span> her day before</text:p>
            <text:p text:style-name="P27">Past perfect simple</text:p>
          </table:table-cell>
        </table:table-row>
        <table:table-row>
          <table:table-cell table:style-name="Tableau1.A2" office:value-type="string">
            <text:p text:style-name="P25">Past Continuous</text:p>
            <text:p text:style-name="P19">“I <text:span text:style-name="T1">was listening</text:span> to the teacher”</text:p>
          </table:table-cell>
          <table:table-cell table:style-name="Tableau1.A2" office:value-type="string">
            <text:p text:style-name="P20">That</text:p>
          </table:table-cell>
          <table:table-cell table:style-name="Tableau1.C2" office:value-type="string">
            <text:p text:style-name="P23">He <text:span text:style-name="T1">had been listening</text:span> to the teacher</text:p>
            <text:p text:style-name="P28">Past perfect continuous</text:p>
          </table:table-cell>
        </table:table-row>
        <table:table-row>
          <table:table-cell table:style-name="Tableau1.A2" office:value-type="string">
            <text:p text:style-name="P25">Past Perfect</text:p>
            <text:p text:style-name="P19">“I <text:span text:style-name="T1">had lived</text:span> there for many years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3">He<text:span text:style-name="T1"> had lived</text:span> there for many years</text:p>
            <text:p text:style-name="P28">Past perfect </text:p>
          </table:table-cell>
        </table:table-row>
        <table:table-row>
          <table:table-cell table:style-name="Tableau1.A2" office:value-type="string">
            <text:p text:style-name="P25">Future Simple</text:p>
            <text:p text:style-name="P19">“I <text:span text:style-name="T1">will</text:span> finish that tomorrow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3">He <text:span text:style-name="T1">would finish</text:span> this for the day after</text:p>
            <text:p text:style-name="P23"/>
          </table:table-cell>
        </table:table-row>
        <table:table-row>
          <table:table-cell table:style-name="Tableau1.A2" office:value-type="string">
            <text:p text:style-name="P25">Be going to</text:p>
            <text:p text:style-name="P19">“I’<text:span text:style-name="T1">m going to</text:span> the supermarket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3">He <text:span text:style-name="T1">was going</text:span> to the supermarket</text:p>
            <text:p text:style-name="P23"/>
          </table:table-cell>
        </table:table-row>
        <table:table-row>
          <table:table-cell table:style-name="Tableau1.A2" office:value-type="string">
            <text:p text:style-name="P25">Can</text:p>
            <text:p text:style-name="P19">“I <text:span text:style-name="T1">can</text:span> speak English and I understand German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3">He <text:span text:style-name="T1">could speak</text:span> English and understood German.</text:p>
          </table:table-cell>
        </table:table-row>
        <table:table-row>
          <table:table-cell table:style-name="Tableau1.A2" office:value-type="string">
            <text:p text:style-name="P25">Must</text:p>
            <text:p text:style-name="P19">“You <text:span text:style-name="T1">must</text:span> finish this for tomorrow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3">I <text:span text:style-name="T1">had to</text:span> finish this to the following day</text:p>
          </table:table-cell>
        </table:table-row>
        <table:table-row>
          <table:table-cell table:style-name="Tableau1.A13" office:value-type="currency" office:currency="EUR" office:value="0">
            <text:p text:style-name="P25">May</text:p>
            <text:p text:style-name="P19">“I <text:span text:style-name="T1">may</text:span> <text:span text:style-name="T2">buy</text:span> a new computer next week”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4">He <text:span text:style-name="T1">might</text:span> buy a new computer the following week.</text:p>
          </table:table-cell>
        </table:table-row>
      </table:table>
      <text:p text:style-name="P5"/>
      <text:p text:style-name="P10">Present simple ==&gt; Past simple</text:p>
      <text:p text:style-name="P10">Present continuous ==&gt; Past continuous</text:p>
      <text:p text:style-name="P10">Present perfect simple ==&gt; Past perfect</text:p>
      <text:p text:style-name="P10">Present perfect continuous ==&gt; Past perfect continuous</text:p>
      <text:p text:style-name="P10">Past simple ==&gt; Past perfect simple</text:p>
      <text:p text:style-name="P10">Past continuous ==&gt; Past perfect continuous</text:p>
      <text:p text:style-name="P10">Will ==&gt; Would</text:p>
      <text:p text:style-name="P10">Be going to ==&gt; Was/Were going to</text:p>
      <text:p text:style-name="P10">Can ==&gt; Could</text:p>
      <text:p text:style-name="P10">Must ==&gt; Had to</text:p>
      <text:p text:style-name="P10">May ==&gt; Might </text:p>
      <text:p text:style-name="P7">A) Complete the sentence in reported speech :</text:p>
      <text:p text:style-name="P8"/>
      <text:p text:style-name="P11">1.He said, "I like this song."</text:p>
      <text:p text:style-name="P11">→ He said <text:span text:style-name="T3">that he liked this song</text:span></text:p>
      <text:p text:style-name="P11"/>
      <text:p text:style-name="P11">2."Where is your sister?" she asked me.</text:p>
      <text:p text:style-name="P11">→ She asked <text:span text:style-name="T6">where my sister was</text:span></text:p>
      <text:p text:style-name="P11"/>
      <text:p text:style-name="P11">3."I don't speak Italian," she said.</text:p>
      <text:p text:style-name="P11">→ She said <text:span text:style-name="T4">that she d</text:span><text:span text:style-name="T7">idn</text:span><text:span text:style-name="T4">’t sp</text:span><text:span text:style-name="T7">ea</text:span><text:span text:style-name="T4">k Italian</text:span></text:p>
      <text:p text:style-name="P11"/>
      <text:p text:style-name="P11">4."Say hello to Jim," they said.</text:p>
      <text:p text:style-name="P11">→ They asked <text:span text:style-name="T6">to said hello to Jim </text:span></text:p>
      <text:p text:style-name="P11"/>
      <text:p text:style-name="P11">5."The film began at seven o'clock," he said.</text:p>
      <text:p text:style-name="P11">→ He said <text:span text:style-name="T4">the film </text:span><text:span text:style-name="T6">had </text:span><text:span text:style-name="T4"><text:s/>beg</text:span><text:span text:style-name="T6">u</text:span><text:span text:style-name="T4">n at seven o’clock</text:span></text:p>
      <text:p text:style-name="P11"/>
      <text:p text:style-name="P12">6."Don't play on the grass, boys," she said.</text:p>
      <text:p text:style-name="P11">→ She told <text:span text:style-name="T6">to</text:span> the boys <text:span text:style-name="T7">not</text:span><text:span text:style-name="T5"> play </text:span><text:span text:style-name="T7">o</text:span><text:span text:style-name="T5">n the grass</text:span></text:p>
      <text:p text:style-name="P11"/>
      <text:p text:style-name="P11">7."Where have you spent your money?" she asked him.</text:p>
      <text:p text:style-name="P11">→ She asked him <text:span text:style-name="T5">where </text:span><text:span text:style-name="T7">I am spend my money</text:span></text:p>
      <text:p text:style-name="P11"/>
      <text:p text:style-name="P11">8."I never make mistakes," he said.</text:p>
      <text:p text:style-name="P11">→ He said <text:span text:style-name="T5">he never </text:span><text:span text:style-name="T7">made</text:span><text:span text:style-name="T5"> mistakes</text:span></text:p>
      <text:p text:style-name="P11"/>
      <text:p text:style-name="P11">9."Does she know Robert?" he wanted to know.</text:p>
      <text:p text:style-name="P11">→ He wanted to know <text:span text:style-name="T7">if she knew Robert</text:span></text:p>
      <text:p text:style-name="P11"/>
      <text:p text:style-name="P11">10."Don't try this at home," the stuntman told the audience.</text:p>
      <text:p text:style-name="P11">→ The stuntman advised the audience <text:span text:style-name="T7">not to try this at home</text:span></text:p>
      <text:p text:style-name="P11"/>
      <text:p text:style-name="P11">11.Tim: "She works in an office."</text:p>
      <text:p text:style-name="P11">→ Tim said</text:p>
      <text:p text:style-name="P11"/>
      <text:p text:style-name="P11">12. Jessica: "I am going to clean the room."</text:p>
      <text:p text:style-name="P11">→ Jessica told me (that) she</text:p>
      <text:p text:style-name="P11"/>
      <text:p text:style-name="P11">13. Jeff: "They like the song."</text:p>
      <text:p text:style-name="P11">→ Jeff said (that) they</text:p>
      <text:p text:style-name="P11"/>
      <text:p text:style-name="P11">14. Ian and Marvin: "We need new shoes."</text:p>
      <text:p text:style-name="P11">→ Ian and Marvin remarked (that) they</text:p>
      <text:p text:style-name="P11"/>
      <text:p text:style-name="P11">15.Kathy: "He can speak Spanish."</text:p>
      <text:p text:style-name="P11">→ Kathy told us (that) he</text:p>
      <text:p text:style-name="P11"/>
      <text:p text:style-name="P11">16. Teacher: "Rachel has never been to Philadelphia."</text:p>
      <text:p text:style-name="P11">→ The teacher said (that) Rachel</text:p>
      <text:p text:style-name="P11"/>
      <text:p text:style-name="P11">17. Lucy: "The train didn't arrive on time."</text:p>
      <text:p text:style-name="P11">→ Lucy said to Gerry (that) the train</text:p>
      <text:p text:style-name="P11"><text:soft-page-break/></text:p>
      <text:p text:style-name="P11">18. Emma: "I'm sitting on the chair."</text:p>
      <text:p text:style-name="P11">→ Emma said (that) she</text:p>
      <text:p text:style-name="P11"/>
      <text:p text:style-name="P11">19. Nick: "Walter doesn't eat meat."</text:p>
      <text:p text:style-name="P11">→ Nick told us (that) Walter</text:p>
      <text:p text:style-name="P11"/>
      <text:p text:style-name="P11"/>
      <text:p text:style-name="P9">B) Interviewing someone</text:p>
      <text:p text:style-name="P11"/>
      <text:p text:style-name="P11">Be ready to answer the following questions:</text:p>
      <text:p text:style-name="P11"/>
      <text:p text:style-name="P11">1) Talk about your routine</text:p>
      <text:p text:style-name="P11"/>
      <text:p text:style-name="P13">He said that every day he wakes up, he eats breakfast, brushes his teeth and goes to the IUT</text:p>
      <text:p text:style-name="P11"/>
      <text:p text:style-name="P11">ex: Every week I go the supermarket/ play tennis….</text:p>
      <text:p text:style-name="P11"/>
      <text:p text:style-name="P11">2) What series are you currently watching/ ...book...reading/ ...game...playing/….music...listening to?</text:p>
      <text:p text:style-name="P11"/>
      <text:p text:style-name="P13">He said </text:p>
      <text:p text:style-name="P11"/>
      <text:p text:style-name="P11">3) What did you do during the last summer holidays?</text:p>
      <text:p text:style-name="P11">4) What were you doing in December 2020?</text:p>
      <text:p text:style-name="P11">5) What beautiful cities/ countries/ monuments have you visited?</text:p>
      <text:p text:style-name="P11">6) What sport/ musical instruments...have you been practicing?</text:p>
      <text:p text:style-name="P11">7) What will you do after the BUT?</text:p>
      <text:p text:style-name="P11">8) How many languages can you speak (and which ones?)</text:p>
      <text:p text:style-name="P11">9) What would you do if you won the lottery?</text:p>
      <text:p text:style-name="P2">Reported speech<text:span text:style-name="T8">(II)</text:span></text:p>
      <text:p text:style-name="P3"/>
      <text:p text:style-name="P14">A) To transform direct speech into indirect one, you need some introductory verbs...Try to list</text:p>
      <text:p text:style-name="P14">the ones you know:</text:p>
      <text:p text:style-name="P16"/>
      <text:p text:style-name="P16">Ils ont accepté de.. = They accepted to</text:p>
      <text:p text:style-name="P16"/>
      <text:p text:style-name="P16">Ils ont exigé que… = They demanded that</text:p>
      <text:p text:style-name="P16"/>
      <text:p text:style-name="P16">Ils ont demandé si… = They asked if </text:p>
      <text:p text:style-name="P16"/>
      <text:p text:style-name="P16">Ils ont promis de… = They promised to</text:p>
      <text:p text:style-name="P16"/>
      <text:p text:style-name="P16">Ils ont refusé de… = They refused to</text:p>
      <text:p text:style-name="P16"/>
      <text:p text:style-name="P16">Ils ont menacé de… = They threatened to</text:p>
      <text:p text:style-name="P16"/>
      <text:p text:style-name="P16">Ils ont prétendu que… They pretended that</text:p>
      <text:p text:style-name="P16"/>
      <text:p text:style-name="P16">Ils ont dit que… = They said that</text:p>
      <text:p text:style-name="P16"/>
      <text:p text:style-name="P16">Ils ont suggéré de… They suggested that</text:p>
      <text:p text:style-name="P16"/>
      <text:p text:style-name="P16">Ils ont ordonné de… = They <text:span text:style-name="T9">ordered to</text:span></text:p>
      <text:p text:style-name="P16"/>
      <text:p text:style-name="P16">Ils ont expliqué que… They explained that</text:p>
      <text:p text:style-name="P16"/>
      <text:p text:style-name="P16">Ils ont répété que… They repeated that</text:p>
      <text:p text:style-name="P16"/>
      <text:p text:style-name="P16">Ils voulaient savoir si… <text:span text:style-name="T10">They wanted to know if</text:span></text:p>
      <text:p text:style-name="P16"/>
      <text:p text:style-name="P16"/>
      <text:p text:style-name="P15">B) Here are some direct speech sentences. Report them into indirect speech (be careful, there</text:p>
      <text:p text:style-name="P15">are some positive and negative statements, some questions and some direct orders).</text:p>
      <text:p text:style-name="P15">Find an introductory verb that fits with the meaning of the sentence and put this verb into the</text:p>
      <text:p text:style-name="P15">simple past tense.</text:p>
      <text:p text:style-name="P15"/>
      <text:p text:style-name="P16">“Have you seen my book?”→He / She asked me if I had seen his/ her book.</text:p>
      <text:p text:style-name="P16"/>
      <text:p text:style-name="P16">1)"Did you arrive before seven?"</text:p>
      <text:p text:style-name="P16">→ <text:span text:style-name="T11">He asked me if I had arrived before seven</text:span></text:p>
      <text:p text:style-name="P16"/>
      <text:p text:style-name="P16">2) "How was your holiday?"</text:p>
      <text:p text:style-name="P16">→ <text:span text:style-name="T12">He asked me How my holiday ha</text:span><text:span text:style-name="T13">d</text:span><text:span text:style-name="T12"> been </text:span></text:p>
      <text:p text:style-name="P16"/>
      <text:p text:style-name="P16">3) "I would have visited the hospital, if I had known you were sick."</text:p>
      <text:p text:style-name="P16">→ <text:span text:style-name="T13">He said he would have visited the hospital, if he had kn</text:span><text:span text:style-name="T14">own</text:span><text:span text:style-name="T13"> I </text:span><text:span text:style-name="T15">had been</text:span><text:span text:style-name="T13"> sick</text:span></text:p>
      <text:p text:style-name="P16"/>
      <text:p text:style-name="P16">4) "Don't touch!"</text:p>
      <text:p text:style-name="P16"><text:soft-page-break/>→<text:span text:style-name="T14">He ordered </text:span><text:span text:style-name="T15">me to not</text:span><text:span text:style-name="T14"> touch</text:span></text:p>
      <text:p text:style-name="P16"/>
      <text:p text:style-name="P16"/>
      <text:p text:style-name="P16">5) "Do you usually cook at home?"</text:p>
      <text:p text:style-name="P16">→<text:span text:style-name="T14">He asked </text:span><text:span text:style-name="T16">me if I usually cooked at home </text:span></text:p>
      <text:p text:style-name="P16"/>
      <text:p text:style-name="P16">6) "They had never been to Scotland until last year."</text:p>
      <text:p text:style-name="P16">→ <text:span text:style-name="T17">They said they had never been to Scotland until the year before</text:span></text:p>
      <text:p text:style-name="P16"/>
      <text:p text:style-name="P16">7) "Make sure you arrive early!"</text:p>
      <text:p text:style-name="P16">→<text:span text:style-name="T18">He told me to make sure to that I arrived early</text:span></text:p>
      <text:p text:style-name="P16"/>
      <text:p text:style-name="P16">8) "I should have studied harder for the exam."</text:p>
      <text:p text:style-name="P16">→<text:span text:style-name="T18">He said that he should have studied harder for the exam </text:span></text:p>
      <text:p text:style-name="P16"/>
      <text:p text:style-name="P16">9) "Would you mind telling me how to get to the art gallery, please?</text:p>
      <text:p text:style-name="P17">→ <text:span text:style-name="T18">He asked me if I would mind telling him how to get to the art gallery</text:span></text:p>
      <text:p text:style-name="P17"/>
      <text:p text:style-name="P16">→10) "Please don't forget my book."</text:p>
      <text:p text:style-name="P16">→ <text:span text:style-name="T18">He ask me to not forgot my book</text:span></text:p>
      <text:p text:style-name="P16"/>
      <text:p text:style-name="P16">11) "Make sure you arrive at six!"</text:p>
      <text:p text:style-name="P16">→ <text:span text:style-name="T18">He told me to make sure that I arrived at six</text:span></text:p>
      <text:p text:style-name="P16"/>
      <text:p text:style-name="P16">12) "Remember to study hard!"</text:p>
      <text:p text:style-name="P16">→ <text:span text:style-name="T18">He reminded us to study hard</text:span></text:p>
      <text:p text:style-name="P16"/>
      <text:p text:style-name="P16">13) "Where do you want to eat tonight?"</text:p>
      <text:p text:style-name="P16">→ <text:span text:style-name="T18">He asked me where I wanted to eat tonight</text:span></text:p>
      <text:p text:style-name="P16"/>
      <text:p text:style-name="P16"/>
      <text:p text:style-name="P15">C) Same exercise as exercise B.</text:p>
      <text:p text:style-name="P15"/>
      <text:p text:style-name="P16">1. "Don't do it!"</text:p>
      <text:p text:style-name="P16">→</text:p>
      <text:p text:style-name="P16">2. "I'm not leaving tomorrow"</text:p>
      <text:p text:style-name="P16">→</text:p>
      <text:p text:style-name="P16">3. "Please get me a cup of tea"</text:p>
      <text:p text:style-name="P16">→</text:p>
      <text:p text:style-name="P16">4. "She got married last year"</text:p>
      <text:p text:style-name="P16">→</text:p>
      <text:p text:style-name="P16">5. "Be quick!"</text:p>
      <text:p text:style-name="P16">→</text:p>
      <text:p text:style-name="P16">6. "Could you explain number four, please?"</text:p>
      <text:p text:style-name="P16">→</text:p>
      <text:p text:style-name="P16">7. "Where do you live?"</text:p>
      <text:p text:style-name="P16">→</text:p>
      <text:p text:style-name="P16">8. "We went to the cinema and then to a Chinese restaurant"</text:p>
      <text:p text:style-name="P16">→</text:p>
      <text:p text:style-name="P16">9. "I'll come and help you at twelve"</text:p>
      <text:p text:style-name="P16">→</text:p>
      <text:p text:style-name="P16">10. "What are you doing tomorrow?"</text:p>
      <text:p text:style-name="P16"><text:soft-page-break/>→</text:p>
      <text:p text:style-name="P16">11. "Don't go!"</text:p>
      <text:p text:style-name="P16">→</text:p>
      <text:p text:style-name="P16">12. "Do you work in London?"</text:p>
      <text:p text:style-name="P16">→</text:p>
      <text:p text:style-name="P16">13. "Could you tell me where the post office is?"</text:p>
      <text:p text:style-name="P16">→</text:p>
      <text:p text:style-name="P16">14. "Come here!"</text:p>
      <text:p text:style-name="P16">→</text:p>
      <text:p text:style-name="P16">15. "I've never been to Wales"</text:p>
      <text:p text:style-name="P16">→</text:p>
      <text:p text:style-name="P16">16. "Have you ever seen 'Lord of the Rings'?"</text:p>
      <text:p text:style-name="P16">→</text:p>
      <text:p text:style-name="P16">17. "I don't like mushrooms"</text:p>
      <text:p text:style-name="P16">→</text:p>
      <text:p text:style-name="P16">18. "Don't be silly!"</text:p>
      <text:p text:style-name="P16">→</text:p>
      <text:p text:style-name="P16">19. "Would you mind waiting a moment please?"</text:p>
      <text:p text:style-name="P16">→</text:p>
      <text:p text:style-name="P16">20. "How often do you play sport?"</text:p>
      <text:p text:style-name="P16">→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8:10:49.494139178</meta:creation-date>
    <dc:date>2023-01-09T08:54:40.586879569</dc:date>
    <meta:editing-duration>PT1H42M14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6" meta:paragraph-count="202" meta:word-count="1256" meta:character-count="6464" meta:non-whitespace-character-count="5400"/>
  </office:meta>
</office:document-meta>
</file>